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Verdana, Geneva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3">
      <style:text-properties fo:font-variant="normal" fo:text-transform="none" fo:color="#333333" style:font-name="Arial" fo:font-size="8.25pt" fo:letter-spacing="normal" fo:font-style="normal" fo:font-weight="bold"/>
    </style:style>
    <style:style style:name="P2" style:family="paragraph" style:parent-style-name="Heading_20_3" style:list-style-name="L1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-left="0in" fo:padding-right="0in" fo:padding-top="0in" fo:padding-bottom="0.0311in" fo:border-left="none" fo:border-right="none" fo:border-top="none" fo:border-bottom="0.06pt solid #dedede"/>
      <style:text-properties fo:font-variant="normal" fo:text-transform="none" fo:color="#333333" style:font-name="Arial" fo:font-size="8.25pt" fo:letter-spacing="normal" fo:font-style="normal" fo:font-weight="bold"/>
    </style:style>
    <style:style style:name="P3" style:family="paragraph" style:parent-style-name="Heading_20_4" style:list-style-name="L1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-left="0in" fo:padding-right="0in" fo:padding-top="0in" fo:padding-bottom="0.0311in" fo:border-left="none" fo:border-right="none" fo:border-top="none" fo:border-bottom="0.06pt solid #dedede"/>
      <style:text-properties fo:font-variant="normal" fo:text-transform="none" fo:color="#333333" style:font-name="Arial" fo:font-size="8.25pt" fo:letter-spacing="normal" fo:font-style="normal" fo:font-weight="bold"/>
    </style:style>
    <style:style style:name="P4" style:family="paragraph" style:parent-style-name="Heading_20_4" style:list-style-name="L1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-left="0in" fo:padding-right="0in" fo:padding-top="0in" fo:padding-bottom="0.0311in" fo:border-left="none" fo:border-right="none" fo:border-top="none" fo:border-bottom="0.06pt solid #dedede"/>
      <style:text-properties fo:font-variant="normal" fo:text-transform="none" fo:color="#333333" style:font-name="Arial" fo:font-size="8.25pt" fo:letter-spacing="normal" fo:font-style="normal" fo:font-weight="normal"/>
    </style:style>
    <style:style style:name="P5" style:family="paragraph" style:parent-style-name="Text_20_body" style:list-style-name="L1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-left="0in" fo:padding-right="0in" fo:padding-top="0in" fo:padding-bottom="0.0311in" fo:border-left="none" fo:border-right="none" fo:border-top="none" fo:border-bottom="0.06pt solid #dedede"/>
      <style:text-properties fo:font-variant="normal" fo:text-transform="none" fo:color="#333333" style:font-name="Arial" fo:font-size="8.25pt" fo:letter-spacing="normal" fo:font-style="normal" fo:font-weight="normal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3"><text:bookmark text:name="chapters"/>Hadoop Fundamentals</text:h>
      <text:list xml:id="list8696788377634866922" text:style-name="L1">
        <text:list-item>
          <text:list>
            <text:list-item>
              <text:list>
                <text:list-item>
                  <text:list>
                    <text:list-item>
                      <text:h text:style-name="P3" text:outline-level="4">Chapter 1Meet Hadoop</text:h>
                    </text:list-item>
                  </text:list>
                </text:list-item>
                <text:list-item>
                  <text:p text:style-name="P5">Data!</text:p>
                </text:list-item>
                <text:list-item>
                  <text:p text:style-name="P5">Data Storage and Analysis</text:p>
                </text:list-item>
                <text:list-item>
                  <text:p text:style-name="P5">Querying All Your Data</text:p>
                </text:list-item>
                <text:list-item>
                  <text:p text:style-name="P5">Beyond Batch</text:p>
                </text:list-item>
                <text:list-item>
                  <text:p text:style-name="P5">Comparison with Other Systems</text:p>
                </text:list-item>
                <text:list-item>
                  <text:p text:style-name="P5">A Brief History of Apache Hadoop</text:p>
                </text:list-item>
                <text:list-item>
                  <text:p text:style-name="P5">What’s in This Book?</text:p>
                  <text:list>
                    <text:list-item>
                      <text:h text:style-name="P3" text:outline-level="4">Chapter 2MapReduce</text:h>
                    </text:list-item>
                  </text:list>
                </text:list-item>
                <text:list-item>
                  <text:p text:style-name="P5">A Weather Dataset</text:p>
                </text:list-item>
                <text:list-item>
                  <text:p text:style-name="P5">Analyzing the Data with Unix Tools</text:p>
                </text:list-item>
                <text:list-item>
                  <text:p text:style-name="P5">Analyzing the Data with Hadoop</text:p>
                </text:list-item>
                <text:list-item>
                  <text:p text:style-name="P5">Scaling Out</text:p>
                </text:list-item>
                <text:list-item>
                  <text:p text:style-name="P5">Hadoop Streaming</text:p>
                  <text:list>
                    <text:list-item>
                      <text:h text:style-name="P3" text:outline-level="4">Chapter 3The Hadoop Distributed Filesystem</text:h>
                    </text:list-item>
                  </text:list>
                </text:list-item>
                <text:list-item>
                  <text:p text:style-name="P5">The Design of HDFS</text:p>
                </text:list-item>
                <text:list-item>
                  <text:p text:style-name="P5">HDFS Concepts</text:p>
                </text:list-item>
                <text:list-item>
                  <text:p text:style-name="P5">The Command-Line Interface</text:p>
                </text:list-item>
                <text:list-item>
                  <text:p text:style-name="P5">Hadoop Filesystems</text:p>
                </text:list-item>
                <text:list-item>
                  <text:p text:style-name="P5">The Java Interface</text:p>
                </text:list-item>
                <text:list-item>
                  <text:p text:style-name="P5">Data Flow</text:p>
                </text:list-item>
                <text:list-item>
                  <text:p text:style-name="P5">Parallel Copying with distcp</text:p>
                  <text:list>
                    <text:list-item>
                      <text:h text:style-name="P3" text:outline-level="4">Chapter 4YARN</text:h>
                    </text:list-item>
                  </text:list>
                </text:list-item>
                <text:list-item>
                  <text:p text:style-name="P5">Anatomy of a YARN Application Run</text:p>
                </text:list-item>
                <text:list-item>
                  <text:p text:style-name="P5">YARN Compared to MapReduce 1</text:p>
                </text:list-item>
                <text:list-item>
                  <text:p text:style-name="P5">Scheduling in YARN</text:p>
                </text:list-item>
                <text:list-item>
                  <text:p text:style-name="P5">Further Reading</text:p>
                  <text:list>
                    <text:list-item>
                      <text:h text:style-name="P3" text:outline-level="4">Chapter 5Hadoop I/O</text:h>
                    </text:list-item>
                  </text:list>
                </text:list-item>
                <text:list-item>
                  <text:p text:style-name="P5">Data Integrity</text:p>
                </text:list-item>
                <text:list-item>
                  <text:p text:style-name="P5">Compression</text:p>
                </text:list-item>
                <text:list-item>
                  <text:p text:style-name="P5">Serialization</text:p>
                </text:list-item>
                <text:list-item>
                  <text:p text:style-name="P5">File-Based Data Structures</text:p>
                </text:list-item>
                <text:list-item>
                  <text:h text:style-name="P2" text:outline-level="3">MapReduce</text:h>
                  <text:list>
                    <text:list-item>
                      <text:h text:style-name="P3" text:outline-level="4">Chapter 1Developing a MapReduce Application</text:h>
                    </text:list-item>
                  </text:list>
                </text:list-item>
                <text:list-item>
                  <text:p text:style-name="P5">The Configuration API</text:p>
                </text:list-item>
                <text:list-item>
                  <text:p text:style-name="P5">Setting Up the Development Environment</text:p>
                </text:list-item>
                <text:list-item>
                  <text:p text:style-name="P5">Writing a Unit Test with MRUnit</text:p>
                </text:list-item>
                <text:list-item>
                  <text:p text:style-name="P5">Running Locally on Test Data</text:p>
                </text:list-item>
                <text:list-item>
                  <text:p text:style-name="P5">Running on a Cluster</text:p>
                </text:list-item>
                <text:list-item>
                  <text:p text:style-name="P5">Tuning a Job</text:p>
                </text:list-item>
                <text:list-item>
                  <text:p text:style-name="P5">MapReduce Workflows</text:p>
                  <text:list>
                    <text:list-item>
                      <text:h text:style-name="P3" text:outline-level="4">Chapter 2How MapReduce Works</text:h>
                    </text:list-item>
                  </text:list>
                </text:list-item>
                <text:list-item>
                  <text:p text:style-name="P5">Anatomy of a MapReduce Job Run</text:p>
                </text:list-item>
                <text:list-item>
                  <text:p text:style-name="P5">Failures</text:p>
                </text:list-item>
                <text:list-item>
                  <text:p text:style-name="P5">Shuffle and Sort</text:p>
                </text:list-item>
                <text:list-item>
                  <text:p text:style-name="P5">Task Execution</text:p>
                  <text:list>
                    <text:list-item>
                      <text:h text:style-name="P3" text:outline-level="4">Chapter 3MapReduce Types and Formats</text:h>
                    </text:list-item>
                  </text:list>
                </text:list-item>
                <text:list-item>
                  <text:p text:style-name="P5">MapReduce Types</text:p>
                </text:list-item>
                <text:list-item>
                  <text:p text:style-name="P5">Input Formats</text:p>
                </text:list-item>
                <text:list-item>
                  <text:p text:style-name="P5">Output Formats</text:p>
                  <text:list>
                    <text:list-item>
                      <text:h text:style-name="P3" text:outline-level="4">Chapter 4MapReduce Features</text:h>
                    </text:list-item>
                  </text:list>
                </text:list-item>
                <text:list-item>
                  <text:p text:style-name="P5">Counters</text:p>
                </text:list-item>
                <text:list-item>
                  <text:p text:style-name="P5">Sorting</text:p>
                </text:list-item>
                <text:list-item>
                  <text:p text:style-name="P5">Joins</text:p>
                </text:list-item>
                <text:list-item>
                  <text:p text:style-name="P5">Side Data Distribution</text:p>
                </text:list-item>
                <text:list-item>
                  <text:p text:style-name="P5">MapReduce Library Classes</text:p>
                </text:list-item>
                <text:list-item>
                  <text:h text:style-name="P2" text:outline-level="3">Hadoop Operations</text:h>
                  <text:list>
                    <text:list-item>
                      <text:h text:style-name="P3" text:outline-level="4">Chapter 1Setting Up a Hadoop Cluster</text:h>
                    </text:list-item>
                  </text:list>
                </text:list-item>
                <text:list-item>
                  <text:p text:style-name="P5">Cluster Specification</text:p>
                </text:list-item>
                <text:list-item>
                  <text:p text:style-name="P5">Cluster Setup and Installation</text:p>
                </text:list-item>
                <text:list-item>
                  <text:p text:style-name="P5">Hadoop Configuration</text:p>
                </text:list-item>
                <text:list-item>
                  <text:p text:style-name="P5">Security</text:p>
                </text:list-item>
                <text:list-item>
                  <text:p text:style-name="P5">Benchmarking a Hadoop Cluster</text:p>
                  <text:list>
                    <text:list-item>
                      <text:h text:style-name="P3" text:outline-level="4"><text:soft-page-break/>Chapter 2Administering Hadoop</text:h>
                    </text:list-item>
                  </text:list>
                </text:list-item>
                <text:list-item>
                  <text:p text:style-name="P5">HDFS</text:p>
                </text:list-item>
                <text:list-item>
                  <text:p text:style-name="P5">Monitoring</text:p>
                </text:list-item>
                <text:list-item>
                  <text:p text:style-name="P5">Maintenance</text:p>
                </text:list-item>
                <text:list-item>
                  <text:h text:style-name="P2" text:outline-level="3">Related Projects</text:h>
                  <text:list>
                    <text:list-item>
                      <text:h text:style-name="P3" text:outline-level="4">Chapter 1Avro</text:h>
                    </text:list-item>
                  </text:list>
                </text:list-item>
                <text:list-item>
                  <text:p text:style-name="P5">Avro Data Types and Schemas</text:p>
                </text:list-item>
                <text:list-item>
                  <text:p text:style-name="P5">In-Memory Serialization and Deserialization</text:p>
                </text:list-item>
                <text:list-item>
                  <text:p text:style-name="P5">Avro Datafiles</text:p>
                </text:list-item>
                <text:list-item>
                  <text:p text:style-name="P5">Interoperability</text:p>
                </text:list-item>
                <text:list-item>
                  <text:p text:style-name="P5">Schema Resolution</text:p>
                </text:list-item>
                <text:list-item>
                  <text:p text:style-name="P5">Sort Order</text:p>
                </text:list-item>
                <text:list-item>
                  <text:p text:style-name="P5">Avro MapReduce</text:p>
                </text:list-item>
                <text:list-item>
                  <text:p text:style-name="P5">Sorting Using Avro MapReduce</text:p>
                </text:list-item>
                <text:list-item>
                  <text:p text:style-name="P5">Avro in Other Languages</text:p>
                  <text:list>
                    <text:list-item>
                      <text:h text:style-name="P3" text:outline-level="4">Chapter 2Parquet</text:h>
                    </text:list-item>
                  </text:list>
                </text:list-item>
                <text:list-item>
                  <text:p text:style-name="P5">Data Model</text:p>
                </text:list-item>
                <text:list-item>
                  <text:p text:style-name="P5">Parquet File Format</text:p>
                </text:list-item>
                <text:list-item>
                  <text:p text:style-name="P5">Parquet Configuration</text:p>
                </text:list-item>
                <text:list-item>
                  <text:p text:style-name="P5">Writing and Reading Parquet Files</text:p>
                </text:list-item>
                <text:list-item>
                  <text:p text:style-name="P5">Parquet MapReduce</text:p>
                  <text:list>
                    <text:list-item>
                      <text:h text:style-name="P3" text:outline-level="4">Chapter 3Flume</text:h>
                    </text:list-item>
                  </text:list>
                </text:list-item>
                <text:list-item>
                  <text:p text:style-name="P5">Installing Flume</text:p>
                </text:list-item>
                <text:list-item>
                  <text:p text:style-name="P5">An Example</text:p>
                </text:list-item>
                <text:list-item>
                  <text:p text:style-name="P5">Transactions and Reliability</text:p>
                </text:list-item>
                <text:list-item>
                  <text:p text:style-name="P5">The HDFS Sink</text:p>
                </text:list-item>
                <text:list-item>
                  <text:p text:style-name="P5">Fan Out</text:p>
                </text:list-item>
                <text:list-item>
                  <text:p text:style-name="P5">Distribution: Agent Tiers</text:p>
                </text:list-item>
                <text:list-item>
                  <text:p text:style-name="P5">Sink Groups</text:p>
                </text:list-item>
                <text:list-item>
                  <text:p text:style-name="P5">Integrating Flume with Applications</text:p>
                </text:list-item>
                <text:list-item>
                  <text:p text:style-name="P5">Component Catalog</text:p>
                </text:list-item>
                <text:list-item>
                  <text:p text:style-name="P5">Further Reading</text:p>
                  <text:list>
                    <text:list-item>
                      <text:h text:style-name="P3" text:outline-level="4">Chapter 4Sqoop</text:h>
                    </text:list-item>
                  </text:list>
                </text:list-item>
                <text:list-item>
                  <text:p text:style-name="P5">Getting Sqoop</text:p>
                </text:list-item>
                <text:list-item>
                  <text:p text:style-name="P5">Sqoop Connectors</text:p>
                </text:list-item>
                <text:list-item>
                  <text:p text:style-name="P5">A Sample Import</text:p>
                </text:list-item>
                <text:list-item>
                  <text:p text:style-name="P5">Generated Code</text:p>
                </text:list-item>
                <text:list-item>
                  <text:p text:style-name="P5">Imports: A Deeper Look</text:p>
                </text:list-item>
                <text:list-item>
                  <text:p text:style-name="P5">Working with Imported Data</text:p>
                </text:list-item>
                <text:list-item>
                  <text:p text:style-name="P5">Importing Large Objects</text:p>
                </text:list-item>
                <text:list-item>
                  <text:p text:style-name="P5">Performing an Export</text:p>
                </text:list-item>
                <text:list-item>
                  <text:p text:style-name="P5">Exports: A Deeper Look</text:p>
                </text:list-item>
                <text:list-item>
                  <text:p text:style-name="P5">Further Reading</text:p>
                  <text:list>
                    <text:list-item>
                      <text:h text:style-name="P3" text:outline-level="4">Chapter 5Pig</text:h>
                    </text:list-item>
                  </text:list>
                </text:list-item>
                <text:list-item>
                  <text:p text:style-name="P5">Installing and Running Pig</text:p>
                </text:list-item>
                <text:list-item>
                  <text:p text:style-name="P5">An Example</text:p>
                </text:list-item>
                <text:list-item>
                  <text:p text:style-name="P5">Comparison with Databases</text:p>
                </text:list-item>
                <text:list-item>
                  <text:p text:style-name="P5">Pig Latin</text:p>
                </text:list-item>
                <text:list-item>
                  <text:p text:style-name="P5">User-Defined Functions</text:p>
                </text:list-item>
                <text:list-item>
                  <text:p text:style-name="P5">Data Processing Operators</text:p>
                </text:list-item>
                <text:list-item>
                  <text:p text:style-name="P5">Pig in Practice</text:p>
                </text:list-item>
                <text:list-item>
                  <text:p text:style-name="P5">Further Reading</text:p>
                  <text:list>
                    <text:list-item>
                      <text:h text:style-name="P3" text:outline-level="4">Chapter 6Hive</text:h>
                    </text:list-item>
                  </text:list>
                </text:list-item>
                <text:list-item>
                  <text:p text:style-name="P5">Installing Hive</text:p>
                </text:list-item>
                <text:list-item>
                  <text:p text:style-name="P5">An Example</text:p>
                </text:list-item>
                <text:list-item>
                  <text:p text:style-name="P5">Running Hive</text:p>
                </text:list-item>
                <text:list-item>
                  <text:p text:style-name="P5">Comparison with Traditional Databases</text:p>
                </text:list-item>
                <text:list-item>
                  <text:p text:style-name="P5">HiveQL</text:p>
                </text:list-item>
                <text:list-item>
                  <text:p text:style-name="P5">Tables</text:p>
                </text:list-item>
                <text:list-item>
                  <text:p text:style-name="P5">Querying Data</text:p>
                </text:list-item>
                <text:list-item>
                  <text:p text:style-name="P5">User-Defined Functions</text:p>
                </text:list-item>
                <text:list-item>
                  <text:p text:style-name="P5">Further Reading</text:p>
                  <text:list>
                    <text:list-item>
                      <text:h text:style-name="P3" text:outline-level="4">Chapter 7Crunch</text:h>
                    </text:list-item>
                  </text:list>
                </text:list-item>
                <text:list-item>
                  <text:p text:style-name="P5">An Example</text:p>
                </text:list-item>
                <text:list-item>
                  <text:p text:style-name="P5">The Core Crunch API</text:p>
                </text:list-item>
                <text:list-item>
                  <text:p text:style-name="P5"><text:soft-page-break/>Pipeline Execution</text:p>
                </text:list-item>
                <text:list-item>
                  <text:p text:style-name="P5">Crunch Libraries</text:p>
                </text:list-item>
                <text:list-item>
                  <text:p text:style-name="P5">Further Reading</text:p>
                  <text:list>
                    <text:list-item>
                      <text:h text:style-name="P3" text:outline-level="4">Chapter 8Spark</text:h>
                    </text:list-item>
                  </text:list>
                </text:list-item>
                <text:list-item>
                  <text:p text:style-name="P5">Installing Spark</text:p>
                </text:list-item>
                <text:list-item>
                  <text:p text:style-name="P5">An Example</text:p>
                </text:list-item>
                <text:list-item>
                  <text:p text:style-name="P5">Resilient Distributed Datasets</text:p>
                </text:list-item>
                <text:list-item>
                  <text:p text:style-name="P5">Shared Variables</text:p>
                </text:list-item>
                <text:list-item>
                  <text:p text:style-name="P5">Anatomy of a Spark Job Run</text:p>
                </text:list-item>
                <text:list-item>
                  <text:p text:style-name="P5">Executors and Cluster Managers</text:p>
                </text:list-item>
                <text:list-item>
                  <text:p text:style-name="P5">Further Reading</text:p>
                  <text:list>
                    <text:list-item>
                      <text:h text:style-name="P3" text:outline-level="4">Chapter 9HBase</text:h>
                    </text:list-item>
                  </text:list>
                </text:list-item>
                <text:list-item>
                  <text:p text:style-name="P5">HBasics</text:p>
                </text:list-item>
                <text:list-item>
                  <text:p text:style-name="P5">Concepts</text:p>
                </text:list-item>
                <text:list-item>
                  <text:p text:style-name="P5">Installation</text:p>
                </text:list-item>
                <text:list-item>
                  <text:p text:style-name="P5">Clients</text:p>
                </text:list-item>
                <text:list-item>
                  <text:p text:style-name="P5">Building an Online Query Application</text:p>
                </text:list-item>
                <text:list-item>
                  <text:p text:style-name="P5">HBase Versus RDBMS</text:p>
                </text:list-item>
                <text:list-item>
                  <text:p text:style-name="P5">Praxis</text:p>
                </text:list-item>
                <text:list-item>
                  <text:p text:style-name="P5">Further Reading</text:p>
                  <text:list>
                    <text:list-item>
                      <text:h text:style-name="P3" text:outline-level="4">Chapter 10ZooKeeper</text:h>
                    </text:list-item>
                  </text:list>
                </text:list-item>
                <text:list-item>
                  <text:p text:style-name="P5">Installing and Running ZooKeeper</text:p>
                </text:list-item>
                <text:list-item>
                  <text:p text:style-name="P5">An Example</text:p>
                </text:list-item>
                <text:list-item>
                  <text:p text:style-name="P5">The ZooKeeper Service</text:p>
                </text:list-item>
                <text:list-item>
                  <text:p text:style-name="P5">Building Applications with ZooKeeper</text:p>
                </text:list-item>
                <text:list-item>
                  <text:p text:style-name="P5">ZooKeeper in Production</text:p>
                </text:list-item>
                <text:list-item>
                  <text:p text:style-name="P5">Further Reading</text:p>
                  <text:list>
                    <text:list-item>
                      <text:h text:style-name="P4" text:outline-level="4">Case Studies</text:h>
                    </text:list-item>
                    <text:list-item>
                      <text:h text:style-name="P3" text:outline-level="4">Chapter 1Composable Data at Cerner</text:h>
                    </text:list-item>
                    <text:list-item>
                      <text:p text:style-name="P5">From CPUs to Semantic Integration</text:p>
                    </text:list-item>
                    <text:list-item>
                      <text:p text:style-name="P5">Enter Apache Crunch</text:p>
                    </text:list-item>
                    <text:list-item>
                      <text:p text:style-name="P5">Building a Complete Picture</text:p>
                    </text:list-item>
                    <text:list-item>
                      <text:p text:style-name="P5">Integrating Healthcare Data</text:p>
                    </text:list-item>
                    <text:list-item>
                      <text:p text:style-name="P5">Composability over Frameworks</text:p>
                    </text:list-item>
                    <text:list-item>
                      <text:p text:style-name="P5">Moving Forward</text:p>
                    </text:list-item>
                    <text:list-item>
                      <text:h text:style-name="P3" text:outline-level="4">Chapter 2Biological Data Science: Saving Lives with Software</text:h>
                    </text:list-item>
                    <text:list-item>
                      <text:p text:style-name="P5">The Structure of DNA</text:p>
                    </text:list-item>
                    <text:list-item>
                      <text:p text:style-name="P5">The Genetic Code: Turning DNA Letters into Proteins</text:p>
                    </text:list-item>
                    <text:list-item>
                      <text:p text:style-name="P5">Thinking of DNA as Source Code</text:p>
                    </text:list-item>
                    <text:list-item>
                      <text:p text:style-name="P5">The Human Genome Project and Reference Genomes</text:p>
                    </text:list-item>
                    <text:list-item>
                      <text:p text:style-name="P5">Sequencing and Aligning DNA</text:p>
                    </text:list-item>
                    <text:list-item>
                      <text:p text:style-name="P5">ADAM, A Scalable Genome Analysis Platform</text:p>
                    </text:list-item>
                    <text:list-item>
                      <text:p text:style-name="P5">From Personalized Ads to Personalized Medicine</text:p>
                    </text:list-item>
                    <text:list-item>
                      <text:p text:style-name="P5">Join In</text:p>
                    </text:list-item>
                    <text:list-item>
                      <text:h text:style-name="P3" text:outline-level="4">Chapter 3Cascading</text:h>
                    </text:list-item>
                    <text:list-item>
                      <text:p text:style-name="P5">Fields, Tuples, and Pipes</text:p>
                    </text:list-item>
                    <text:list-item>
                      <text:p text:style-name="P5">Operations</text:p>
                    </text:list-item>
                    <text:list-item>
                      <text:p text:style-name="P5">Taps, Schemes, and Flows</text:p>
                    </text:list-item>
                    <text:list-item>
                      <text:p text:style-name="P5">Cascading in Practice</text:p>
                    </text:list-item>
                    <text:list-item>
                      <text:p text:style-name="P5">Flexibility</text:p>
                    </text:list-item>
                    <text:list-item>
                      <text:p text:style-name="P5">Hadoop and Cascading at ShareThis</text:p>
                    </text:list-item>
                    <text:list-item>
                      <text:p text:style-name="P5">Summary</text:p>
                    </text:list-item>
                    <text:list-item>
                      <text:h text:style-name="P3" text:outline-level="4">Appendix Installing Apache Hadoop</text:h>
                    </text:list-item>
                    <text:list-item>
                      <text:p text:style-name="P5">Prerequisites</text:p>
                    </text:list-item>
                    <text:list-item>
                      <text:p text:style-name="P5">Installation</text:p>
                    </text:list-item>
                    <text:list-item>
                      <text:p text:style-name="P5">Configuration</text:p>
                    </text:list-item>
                    <text:list-item>
                      <text:h text:style-name="P3" text:outline-level="4">Appendix Cloudera’s Distribution Including Apache Hadoop</text:h>
                    </text:list-item>
                    <text:list-item>
                      <text:h text:style-name="P3" text:outline-level="4">Appendix Preparing the NCDC Weather Data</text:h>
                    </text:list-item>
                    <text:list-item>
                      <text:h text:style-name="P3" text:outline-level="4">Appendix The Old and New Java MapReduce APIs</text:h>
                    </text:list-item>
                  </text:list>
                </text:list-item>
                <text:list-item>
                  <text:h text:style-name="P2" text:outline-level="3">Case Studies</text:h>
                  <text:list>
                    <text:list-item>
                      <text:h text:style-name="P3" text:outline-level="4">Chapter 1Composable Data at Cerner</text:h>
                    </text:list-item>
                  </text:list>
                </text:list-item>
                <text:list-item>
                  <text:p text:style-name="P5">From CPUs to Semantic Integration</text:p>
                </text:list-item>
                <text:list-item>
                  <text:p text:style-name="P5">Enter Apache Crunch</text:p>
                </text:list-item>
                <text:list-item>
                  <text:p text:style-name="P5">Building a Complete Picture</text:p>
                </text:list-item>
                <text:list-item>
                  <text:p text:style-name="P5">Integrating Healthcare Data</text:p>
                </text:list-item>
                <text:list-item>
                  <text:p text:style-name="P5">Composability over Frameworks</text:p>
                </text:list-item>
                <text:list-item>
                  <text:p text:style-name="P5"><text:soft-page-break/>Moving Forward</text:p>
                  <text:list>
                    <text:list-item>
                      <text:h text:style-name="P3" text:outline-level="4">Chapter 2Biological Data Science: Saving Lives with Software</text:h>
                    </text:list-item>
                  </text:list>
                </text:list-item>
                <text:list-item>
                  <text:p text:style-name="P5">The Structure of DNA</text:p>
                </text:list-item>
                <text:list-item>
                  <text:p text:style-name="P5">The Genetic Code: Turning DNA Letters into Proteins</text:p>
                </text:list-item>
                <text:list-item>
                  <text:p text:style-name="P5">Thinking of DNA as Source Code</text:p>
                </text:list-item>
                <text:list-item>
                  <text:p text:style-name="P5">The Human Genome Project and Reference Genomes</text:p>
                </text:list-item>
                <text:list-item>
                  <text:p text:style-name="P5">Sequencing and Aligning DNA</text:p>
                </text:list-item>
                <text:list-item>
                  <text:p text:style-name="P5">ADAM, A Scalable Genome Analysis Platform</text:p>
                </text:list-item>
                <text:list-item>
                  <text:p text:style-name="P5">From Personalized Ads to Personalized Medicine</text:p>
                </text:list-item>
                <text:list-item>
                  <text:p text:style-name="P5">Join In</text:p>
                  <text:list>
                    <text:list-item>
                      <text:h text:style-name="P3" text:outline-level="4">Chapter 3Cascading</text:h>
                    </text:list-item>
                  </text:list>
                </text:list-item>
                <text:list-item>
                  <text:p text:style-name="P5">Fields, Tuples, and Pipes</text:p>
                </text:list-item>
                <text:list-item>
                  <text:p text:style-name="P5">Operations</text:p>
                </text:list-item>
                <text:list-item>
                  <text:p text:style-name="P5">Taps, Schemes, and Flows</text:p>
                </text:list-item>
                <text:list-item>
                  <text:p text:style-name="P5">Cascading in Practice</text:p>
                </text:list-item>
                <text:list-item>
                  <text:p text:style-name="P5">Flexibility</text:p>
                </text:list-item>
                <text:list-item>
                  <text:p text:style-name="P5">Hadoop and Cascading at ShareThis</text:p>
                </text:list-item>
                <text:list-item>
                  <text:p text:style-name="P5">Summary</text:p>
                  <text:list>
                    <text:list-item>
                      <text:h text:style-name="P3" text:outline-level="4">Appendix Installing Apache Hadoop</text:h>
                    </text:list-item>
                  </text:list>
                </text:list-item>
                <text:list-item>
                  <text:p text:style-name="P5">Prerequisites</text:p>
                </text:list-item>
                <text:list-item>
                  <text:p text:style-name="P5">Installation</text:p>
                </text:list-item>
                <text:list-item>
                  <text:p text:style-name="P5">Configuration</text:p>
                  <text:list>
                    <text:list-item>
                      <text:h text:style-name="P3" text:outline-level="4">Appendix Cloudera’s Distribution Including Apache Hadoop</text:h>
                    </text:list-item>
                    <text:list-item>
                      <text:h text:style-name="P3" text:outline-level="4">Appendix Preparing the NCDC Weather Data</text:h>
                    </text:list-item>
                    <text:list-item>
                      <text:h text:style-name="P3" text:outline-level="4">Appendix The Old and New Java MapReduce APIs</text:h>
                    </text:list-item>
                  </text:list>
                </text:list-item>
              </text:list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Verdana, Geneva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2T13:09:28.467000788</meta:creation-date>
    <dc:date>2017-04-02T17:01:48.461175496</dc:date>
    <meta:editing-duration>PT3H42M8S</meta:editing-duration>
    <meta:editing-cycles>1</meta:editing-cycles>
    <meta:document-statistic meta:table-count="0" meta:image-count="0" meta:object-count="0" meta:page-count="4" meta:paragraph-count="220" meta:word-count="895" meta:character-count="5380" meta:non-whitespace-character-count="4924"/>
    <meta:generator>LibreOffice/5.2.2.2$Linux_X86_64 LibreOffice_project/20m0$Build-2</meta:generator>
  </office:meta>
</office:document-meta>
</file>